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3.201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10.501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title">
      <style:graphic-properties fo:min-height="2.413cm"/>
      <style:paragraph-properties style:writing-mode="lr-tb"/>
    </style:style>
    <style:style style:name="pr8" style:family="presentation" style:parent-style-name="Midnightblue-outline1">
      <style:graphic-properties fo:min-height="13.7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idnightblue2-title">
      <style:graphic-properties fo:min-height="5.75cm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line-height="150%" fo:text-align="center" style:text-autospace="ideograph-alpha" style:punctuation-wrap="hanging">
        <style:tab-stops/>
      </style:paragraph-properties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 style:text-autospace="ideograph-alpha" style:punctuation-wrap="hanging">
        <style:tab-stops/>
      </style:paragraph-properties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3.201cm" svg:x="1cm" svg:y="7.273cm" presentation:class="title" presentation:user-transformed="true">
          <draw:text-box>
            <text:p text:style-name="P1">Analysing the Issue of Methamphetamine Abuse Through the See Judge Act Framework </text:p>
          </draw:text-box>
        </draw:frame>
        <draw:frame presentation:style-name="pr2" draw:text-style-name="P3" draw:layer="layout" svg:width="26cm" svg:height="4.125cm" svg:x="1cm" svg:y="10.875cm" presentation:class="subtitle" presentation:user-transformed="true">
          <draw:text-box>
            <text:p>James Macgillivra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1.997cm" svg:x="1cm" svg:y="0.627cm" presentation:class="title">
          <draw:text-box>
            <text:p text:style-name="P4">See – Identifying What the Issue is</text:p>
          </draw:text-box>
        </draw:frame>
        <draw:frame presentation:style-name="pr5" draw:text-style-name="P2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Methamphetamine is: </text:p>
                <text:list>
                  <text:list-item>
                    <text:p>A potent central nervous system stimulant</text:p>
                  </text:list-item>
                  <text:list-item>
                    <text:p>Mainly used as a recreational drug</text:p>
                  </text:list-item>
                  <text:list-item>
                    <text:p>Highly addictive</text:p>
                  </text:list-item>
                  <text:list-item>
                    <text:p>Illegal</text:p>
                  </text:list-item>
                  <text:list-item>
                    <text:p>A Cause of Violent Behavio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2" draw:layer="layout" svg:width="26cm" svg:height="2cm" svg:x="1cm" svg:y="0.627cm" presentation:class="title" presentation:user-transformed="true">
          <draw:text-box>
            <text:p>See – Identifying the Prevalence of the Issue</text:p>
          </draw:text-box>
        </draw:frame>
        <draw:frame presentation:style-name="pr8" draw:text-style-name="P2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Drub abuse in Innisfail is very high relatively to other cities and towns</text:p>
              </text:list-item>
              <text:list-item>
                <text:p>1.3% in Cassowary Coast in past year</text:p>
              </text:list-item>
              <text:list-item>
                <text:p>0.8% in Brisbane in past year</text:p>
              </text:list-item>
              <text:list-item>
                <text:p>This is a 50% differe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1.997cm" svg:x="1cm" svg:y="0.627cm" presentation:class="title">
          <draw:text-box>
            <text:p>See – Why is this an Issue</text:p>
          </draw:text-box>
        </draw:frame>
        <draw:frame presentation:style-name="pr5" draw:text-style-name="P2" draw:layer="layout" svg:width="26cm" svg:height="10.5cm" svg:x="1cm" svg:y="4.125cm" presentation:class="outline">
          <draw:text-box>
            <text:list text:style-name="L2">
              <text:list-item>
                <text:p>In some circumstances using illicit substances can be only harmful to the one using the drug</text:p>
              </text:list-item>
              <text:list-item>
                <text:p>However this is obviously not always the case and many drugs make people extremely aggressive and and cause large amounts of violence in communities.</text:p>
              </text:list-item>
              <text:list-item>
                <text:p>Since Violence is obviously bad, taking drugs causing violence should not be tolerat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1.997cm" svg:x="1cm" svg:y="0.627cm" presentation:class="title">
          <draw:text-box>
            <text:p>See – What is Causing the Issue</text:p>
          </draw:text-box>
        </draw:frame>
        <draw:frame presentation:style-name="pr5" draw:text-style-name="P2" draw:layer="layout" svg:width="26cm" svg:height="10.5cm" svg:x="1.5cm" svg:y="4.125cm" presentation:class="outline" presentation:user-transformed="true">
          <draw:text-box>
            <text:list text:style-name="L2">
              <text:list-item>
                <text:p>People try Methamphetamine for a few reasons including:</text:p>
                <text:list>
                  <text:list-item>
                    <text:p>Curiosity</text:p>
                  </text:list-item>
                  <text:list-item>
                    <text:p>Boredom</text:p>
                  </text:list-item>
                  <text:list-item>
                    <text:p>Cope with Mental Health Issues (Depression/Anxiety)</text:p>
                  </text:list-item>
                  <text:list-item>
                    <text:p><text:span text:style-name="T1">Feeling apart of a social gro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1.997cm" svg:x="1cm" svg:y="0.627cm" presentation:class="title">
          <draw:text-box>
            <text:p text:style-name="P4">See – What is Causing the Issue</text:p>
          </draw:text-box>
        </draw:frame>
        <draw:frame presentation:style-name="pr5" draw:text-style-name="P2" draw:layer="layout" svg:width="26cm" svg:height="10.5cm" svg:x="1cm" svg:y="4.125cm" presentation:class="outline">
          <draw:text-box>
            <text:list text:style-name="L2">
              <text:list-item>
                <text:p>Once these people are “in the door” further use it usually caused by addiction</text:p>
              </text:list-item>
              <text:list-item>
                <text:p text:style-name="P6">Methamphetamine is highly addicti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1.997cm" svg:x="1cm" svg:y="0.627cm" presentation:class="title">
          <draw:text-box>
            <text:p>Judge – What Should Be Done About It</text:p>
          </draw:text-box>
        </draw:frame>
        <draw:frame presentation:style-name="pr5" draw:text-style-name="P2" draw:layer="layout" svg:width="26cm" svg:height="10.5cm" svg:x="1cm" svg:y="4.12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10" draw:text-style-name="P2" draw:layer="layout" svg:width="13cm" svg:height="4.5cm" svg:x="7.5cm" svg:y="4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n" fo:country="AU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9T14:25:29.218370557</meta:creation-date>
    <meta:editing-duration>PT23M48S</meta:editing-duration>
    <meta:editing-cycles>6</meta:editing-cycles>
    <meta:generator>LibreOffice/7.3.6.2$Linux_X86_64 LibreOffice_project/30$Build-2</meta:generator>
    <dc:title>Midnightblue</dc:title>
    <dc:date>2022-10-30T14:09:36.418695404</dc:date>
    <meta:document-statistic meta:object-count="81"/>
  </office:meta>
</office:document-meta>
</file>